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gionTests.shouldThrowExceptionForNegativ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RegionTests.shouldThrowExceptionWithNul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RegionTests.shouldThrowExceptionForNegativ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